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b25dc" officeooo:paragraph-rsid="001b25dc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25dc" style:font-weight-asian="bold" style:font-weight-complex="bold"/>
    </style:style>
    <style:style style:name="T3" style:family="text">
      <style:text-properties fo:font-size="18pt" officeooo:rsid="001b25dc" style:font-size-asian="15.75pt" style:font-size-complex="18pt"/>
    </style:style>
    <style:style style:name="T4" style:family="text">
      <style:text-properties fo:font-size="18pt" fo:font-weight="bold" officeooo:rsid="001b25dc" style:font-size-asian="15.75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span text:style-name="T1"><text:tab/></text:span><text:span text:style-name="T4">Documento de Planejamento e Acompanhamento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/></text:p>
      <text:p text:style-name="P1"><text:span text:style-name="T4"/></text:p>
      <text:p text:style-name="P2">1. Cálculo de Ponto de Função</text:p>
      <text:p text:style-name="P2"/>
      <text:p text:style-name="P2">2. Estimativa (Esforço, <text:s/>Prazo, Cus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3:03:37.506000000</meta:creation-date>
    <dc:date>2016-04-15T13:06:21.274000000</dc:date>
    <meta:editing-duration>PT2M43S</meta:editing-duration>
    <meta:editing-cycles>1</meta:editing-cycles>
    <meta:document-statistic meta:table-count="0" meta:image-count="0" meta:object-count="0" meta:page-count="2" meta:paragraph-count="3" meta:word-count="16" meta:character-count="111" meta:non-whitespace-character-count="95"/>
    <meta:generator>LibreOffice/5.0.5.2$Windows_x86 LibreOffice_project/55b006a02d247b5f7215fc6ea0fde844b30035b3</meta:generator>
  </office:meta>
</office:document-meta>
</file>